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7" style:family="paragraph" style:parent-style-name="Standard">
      <style:paragraph-properties fo:text-align="justify" style:justify-single-word="false"/>
      <style:text-properties style:font-name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22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4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6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7" style:family="paragraph" style:parent-style-name="Heading_20_2">
      <style:paragraph-properties fo:text-align="justify" style:justify-single-word="false"/>
      <style:text-properties officeooo:paragraph-rsid="000ea3a0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officeooo:paragraph-rsid="0033ee90"/>
    </style:style>
    <style:style style:name="P30" style:family="paragraph" style:parent-style-name="Standard">
      <style:paragraph-properties fo:text-align="justify" style:justify-single-word="false"/>
      <style:text-properties officeooo:paragraph-rsid="006feba4"/>
    </style:style>
    <style:style style:name="P31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17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1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style:text-underline-style="solid" style:text-underline-width="auto" style:text-underline-color="font-color"/>
    </style:style>
    <style:style style:name="T27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8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9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0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1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5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6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38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47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48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49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50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51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52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53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54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5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6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7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8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59" style:family="text">
      <style:text-properties fo:font-variant="normal" fo:text-transform="none" fo:color="#000000" fo:font-size="12pt" fo:letter-spacing="normal" fo:font-style="normal" fo:font-weight="normal" officeooo:rsid="001b7398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0" style:family="text">
      <style:text-properties fo:font-variant="normal" fo:text-transform="none" fo:color="#000000" fo:font-size="12pt" fo:letter-spacing="normal" fo:font-style="normal" fo:font-weight="normal" officeooo:rsid="006bd5d5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1" style:family="text">
      <style:text-properties fo:font-variant="normal" fo:text-transform="none" fo:color="#000000" fo:font-size="12pt" fo:letter-spacing="normal" fo:font-style="normal" fo:font-weight="normal" officeooo:rsid="0068711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2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6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69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0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1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2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3" style:family="text">
      <style:text-properties fo:font-weight="bold" style:font-weight-asian="bold" style:font-name-complex="Arial1" style:language-complex="pt" style:country-complex="PT"/>
    </style:style>
    <style:style style:name="T74" style:family="text">
      <style:text-properties fo:font-weight="bold" officeooo:rsid="00222d90" style:font-weight-asian="bold" style:font-name-complex="Arial1" style:language-complex="pt" style:country-complex="PT"/>
    </style:style>
    <style:style style:name="T75" style:family="text">
      <style:text-properties fo:font-weight="bold" officeooo:rsid="00047fbc" style:font-weight-asian="bold" style:font-name-complex="Arial1" style:language-complex="pt" style:country-complex="PT"/>
    </style:style>
    <style:style style:name="T76" style:family="text">
      <style:text-properties fo:font-weight="bold" officeooo:rsid="000ea3a0" style:font-weight-asian="bold" style:font-name-complex="Arial1" style:language-complex="pt" style:country-complex="PT"/>
    </style:style>
    <style:style style:name="T77" style:family="text">
      <style:text-properties fo:font-weight="bold" officeooo:rsid="00390218" style:font-weight-asian="bold" style:font-name-complex="Arial1" style:language-complex="pt" style:country-complex="PT"/>
    </style:style>
    <style:style style:name="T78" style:family="text">
      <style:text-properties fo:font-weight="bold" style:font-name-asian="Arial1" style:font-weight-asian="bold" style:font-name-complex="Arial1" style:language-complex="pt" style:country-complex="PT"/>
    </style:style>
    <style:style style:name="T79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80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81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82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83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84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85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86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87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88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89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90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91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92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93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94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95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96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97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98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99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00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01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02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03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04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05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106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07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style:font-name-asian="Arial1" style:font-name-complex="Arial1" style:language-complex="pt" style:country-complex="PT"/>
    </style:style>
    <style:style style:name="T110" style:family="text">
      <style:text-properties officeooo:rsid="0013405f" style:font-name-asian="Arial1" style:font-name-complex="Arial1" style:language-complex="pt" style:country-complex="PT"/>
    </style:style>
    <style:style style:name="T111" style:family="text">
      <style:text-properties officeooo:rsid="001a8142" style:font-name-asian="Arial1" style:font-name-complex="Arial1" style:language-complex="pt" style:country-complex="PT"/>
    </style:style>
    <style:style style:name="T112" style:family="text">
      <style:text-properties officeooo:rsid="0017e9c9" style:font-name-asian="Arial1" style:font-name-complex="Arial1" style:language-complex="pt" style:country-complex="PT"/>
    </style:style>
    <style:style style:name="T113" style:family="text">
      <style:text-properties officeooo:rsid="00169323" style:font-name-asian="Arial1" style:font-name-complex="Arial1" style:language-complex="pt" style:country-complex="PT"/>
    </style:style>
    <style:style style:name="T114" style:family="text">
      <style:text-properties officeooo:rsid="001530fc" style:font-name-asian="Arial1" style:font-name-complex="Arial1" style:language-complex="pt" style:country-complex="PT"/>
    </style:style>
    <style:style style:name="T115" style:family="text">
      <style:text-properties style:font-name-asian="Arial1" style:font-name-complex="Arial1" style:language-complex="pt" style:country-complex="PT" style:font-weight-complex="bold"/>
    </style:style>
    <style:style style:name="T116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17" style:family="text">
      <style:text-properties fo:background-color="#ffffff" loext:char-shading-value="0" style:font-name-complex="Arial1"/>
    </style:style>
    <style:style style:name="T118" style:family="text">
      <style:text-properties officeooo:rsid="0013405f" fo:background-color="#ffffff" loext:char-shading-value="0" style:font-name-complex="Arial1"/>
    </style:style>
    <style:style style:name="T119" style:family="text">
      <style:text-properties officeooo:rsid="0017e9c9" fo:background-color="#ffffff" loext:char-shading-value="0" style:font-name-complex="Arial1"/>
    </style:style>
    <style:style style:name="T12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2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22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3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4" style:family="text">
      <style:text-properties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5" style:family="text">
      <style:text-properties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6" style:family="text">
      <style:text-properties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7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28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9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0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1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2" style:family="text">
      <style:text-properties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3" style:family="text">
      <style:text-properties officeooo:rsid="006feb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João Paulo Hotequil</text:p>
      <text:h text:style-name="P27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5">h</text:span></text:a><text:a xlink:type="simple" xlink:href="mailto:joaohotequil@gmail.com" text:style-name="ListLabel_20_12" text:visited-style-name="ListLabel_20_12"><text:span text:style-name="Internet_20_link"><text:span text:style-name="T14">otequil@</text:span></text:span></text:a><text:a xlink:type="simple" xlink:href="mailto:joaohotequil@gmail.com" text:style-name="ListLabel_20_12" text:visited-style-name="ListLabel_20_12"><text:span text:style-name="Internet_20_link"><text:span text:style-name="T16">protonmail</text:span></text:span></text:a><text:a xlink:type="simple" xlink:href="mailto:joaohotequil@gmail.com" text:style-name="ListLabel_20_12" text:visited-style-name="ListLabel_20_12"><text:span text:style-name="Internet_20_link"><text:span text:style-name="T26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26" text:outline-level="1"/>
      <text:h text:style-name="P25" text:outline-level="1"><text:span text:style-name="T74">O que eu tenho a dizer</text:span><text:span text:style-name="T73">:</text:span></text:h>
      <text:p text:style-name="P28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p>
      <text:p text:style-name="P2"/>
      <text:h text:style-name="P25" text:outline-level="1"><text:span text:style-name="T77">Formações</text:span><text:span text:style-name="T73">:</text:span></text:h>
      <text:h text:style-name="P24" text:outline-level="1"><text:span text:style-name="lt-line-clamp_5f__5f_raw-line"><text:span text:style-name="T68">[fevereiro de </text:span></text:span><text:span text:style-name="lt-line-clamp_5f__5f_raw-line"><text:span text:style-name="T69">2021</text:span></text:span><text:span text:style-name="lt-line-clamp_5f__5f_raw-line"><text:span text:style-name="T68"> – </text:span></text:span><text:span text:style-name="lt-line-clamp_5f__5f_raw-line"><text:span text:style-name="T69">até o momento</text:span></text:span><text:span text:style-name="lt-line-clamp_5f__5f_raw-line"><text:span text:style-name="T68">] </text:span></text:span><text:span text:style-name="lt-line-clamp_5f__5f_raw-line"><text:span text:style-name="T69">FIAP</text:span></text:span><text:span text:style-name="lt-line-clamp_5f__5f_raw-line"><text:span text:style-name="T68"> | </text:span></text:span><text:span text:style-name="lt-line-clamp_5f__5f_raw-line"><text:span text:style-name="T70">Educação a distância</text:span></text:span><text:span text:style-name="lt-line-clamp_5f__5f_raw-line"><text:span text:style-name="T68">: </text:span></text:span><text:span text:style-name="lt-line-clamp_5f__5f_raw-line"><text:span text:style-name="T71">estou cursando sistemas de informação (bacharelado) em uma graduação online de quatro anos</text:span></text:span><text:span text:style-name="lt-line-clamp_5f__5f_raw-line"><text:span text:style-name="T72">.</text:span></text:span></text:h>
      <text:p text:style-name="P3"><text:span text:style-name="T78">[fevereiro de 2018 – dezembro de 20</text:span><text:span text:style-name="T79">19</text:span><text:span text:style-name="T78">] </text:span><text:span text:style-name="T80">E.E.B. Professor Honório Miranda | Gaspar, Santa Catarina: </text:span><text:span text:style-name="T97">c</text:span><text:span text:style-name="T66">ursei o segundo e terceiro ano do ensino médio.</text:span></text:p>
      <text:p text:style-name="P3"><text:span text:style-name="T78">[fevereiro de 2006 – dezembro de 2017] </text:span><text:span text:style-name="T80">Madre Francisca Lampel | Gaspar, Santa Catarina: </text:span><text:span text:style-name="T97">c</text:span><text:span text:style-name="T67">ursei o ensino fundamental (I e II) e o primeiro ano do ensino médio.</text:span></text:p>
      <text:p text:style-name="P12"/>
      <text:h text:style-name="P32" text:outline-level="1"><text:soft-page-break/><text:span text:style-name="T75">E</text:span><text:span text:style-name="T73">specializações, </text:span><text:span text:style-name="T76">t</text:span><text:span text:style-name="T73">reinamentos e cursos </text:span><text:span text:style-name="T77">(tenho algumas outras certificações que acabei não colocando aqui)</text:span><text:span text:style-name="T73">:</text:span></text:h>
      <text:p text:style-name="P30"><text:span text:style-name="T17">[</text:span><text:span text:style-name="T24">novembro</text:span><text:span text:style-name="T17"> de 20</text:span><text:span text:style-name="T25">22</text:span><text:span text:style-name="T17"> – </text:span><text:span text:style-name="T24">novembro</text:span><text:span text:style-name="T17"> de 20</text:span><text:span text:style-name="T25">22</text:span><text:span text:style-name="T17">] </text:span><text:span text:style-name="T24">Front in Floripa</text:span><text:span text:style-name="T17"> </text:span><text:span text:style-name="T22">(</text:span><text:span text:style-name="T25">10</text:span><text:span text:style-name="T22"> horas)</text:span><text:span text:style-name="T17"> | </text:span><text:span text:style-name="T24">Florianópolis</text:span><text:span text:style-name="T17">, Santa Catarina: </text:span><text:span text:style-name="T13">participei do evento Front in Floripa</text:span><text:span text:style-name="T10">.</text:span></text:p>
      <text:p text:style-name="P1"><text:span text:style-name="T17">[</text:span><text:span text:style-name="T18">julho</text:span><text:span text:style-name="T17"> de </text:span><text:span text:style-name="T19">202</text:span><text:span text:style-name="T20">2</text:span><text:span text:style-name="T17"> – </text:span><text:span text:style-name="T18">julho</text:span><text:span text:style-name="T17"> de </text:span><text:span text:style-name="T19">202</text:span><text:span text:style-name="T20">2</text:span><text:span text:style-name="T17">] </text:span><text:span text:style-name="T21">Apex</text:span><text:span text:style-name="T17"> </text:span><text:span text:style-name="T22">(</text:span><text:span text:style-name="T23">4</text:span><text:span text:style-name="T22"> horas)</text:span><text:span text:style-name="T17"> | Blumenau, Santa Catarina: </text:span><text:span text:style-name="T11">participei de um workshop sobre </text:span><text:span text:style-name="T12">soft skills</text:span><text:span text:style-name="T10">.</text:span></text:p>
      <text:p text:style-name="P18"><text:span text:style-name="T38">[</text:span><text:span text:style-name="T39">abril</text:span><text:span text:style-name="T38"> de </text:span><text:span text:style-name="T40">202</text:span><text:span text:style-name="T39">2</text:span><text:span text:style-name="T38"> – </text:span><text:span text:style-name="T39">abril</text:span><text:span text:style-name="T38"> de </text:span><text:span text:style-name="T40">202</text:span><text:span text:style-name="T39">2</text:span><text:span text:style-name="T38">] </text:span><text:span text:style-name="T41">Apex</text:span><text:span text:style-name="T38"> </text:span><text:span text:style-name="T42">(</text:span><text:span text:style-name="T43">4</text:span><text:span text:style-name="T42"> horas)</text:span><text:span text:style-name="T38"> | Blumenau, Santa Catarina: </text:span><text:span text:style-name="T28">participei de um workshop sobre </text:span><text:span text:style-name="T29">cultura organizacional das empresas de tecnologia</text:span><text:span text:style-name="T27">.</text:span></text:p>
      <text:p text:style-name="P14"><text:span text:style-name="T120">[</text:span><text:span text:style-name="T121">100% concluído</text:span><text:span text:style-name="T120">] </text:span><text:span text:style-name="T127">TestDome </text:span><text:span text:style-name="T122">| </text:span><text:span text:style-name="T123">Educação a distância</text:span><text:span text:style-name="T122">: </text:span><text:span text:style-name="T129">realizei um treinamento com questões sobre </text:span><text:span text:style-name="T131">Node.js</text:span><text:span text:style-name="T128">.</text:span></text:p>
      <text:p text:style-name="P14"><text:span text:style-name="T120">[</text:span><text:span text:style-name="T121">100% concluído</text:span><text:span text:style-name="T120">] </text:span><text:span text:style-name="T127">TestDome </text:span><text:span text:style-name="T122">| </text:span><text:span text:style-name="T123">Educação a distância</text:span><text:span text:style-name="T122">: </text:span><text:span text:style-name="T129">realizei um treinamento com questões sobre </text:span><text:span text:style-name="T131">JavaScript with jQuery</text:span><text:span text:style-name="T128">.</text:span></text:p>
      <text:p text:style-name="P15"><text:span text:style-name="T120">[</text:span><text:span text:style-name="T121">100% concluído</text:span><text:span text:style-name="T120">] </text:span><text:span text:style-name="T127">TestDome </text:span><text:span text:style-name="T122">| </text:span><text:span text:style-name="T123">Educação a distância</text:span><text:span text:style-name="T122">: </text:span><text:span text:style-name="T129">realizei um treinamento com questões sobre </text:span><text:span text:style-name="T131">Vue.js.</text:span></text:p>
      <text:p text:style-name="P15"><text:span text:style-name="T120">[</text:span><text:span text:style-name="T121">100% concluído</text:span><text:span text:style-name="T120">] </text:span><text:span text:style-name="T127">TestDome </text:span><text:span text:style-name="T122">| </text:span><text:span text:style-name="T123">Educação a distância</text:span><text:span text:style-name="T122">: </text:span><text:span text:style-name="T129">realizei um treinamento com questões sobre </text:span><text:span text:style-name="T130">TypeScript </text:span><text:span text:style-name="T131">e JavaScript.</text:span></text:p>
      <text:p text:style-name="P19"><text:span text:style-name="T37">[</text:span><text:span text:style-name="T46">100% concluído</text:span><text:span text:style-name="T37">] </text:span><text:span text:style-name="T47">TestDome </text:span><text:span text:style-name="T38">| </text:span><text:span text:style-name="T44">Educação a distância</text:span><text:span text:style-name="T38">: </text:span><text:span text:style-name="T30">realizei um treinamento com questões sobre </text:span><text:span text:style-name="T31">Angular e TypeScript.</text:span></text:p>
      <text:p text:style-name="P20"><text:span text:style-name="T37">[</text:span><text:span text:style-name="T46">100% concluído</text:span><text:span text:style-name="T37">] </text:span><text:span text:style-name="T47">TestDome </text:span><text:span text:style-name="T38">| </text:span><text:span text:style-name="T44">Educação a distância</text:span><text:span text:style-name="T38">: </text:span><text:span text:style-name="T30">realizei um treinamento com questões sobre </text:span><text:span text:style-name="T32">JavaScript.</text:span></text:p>
      <text:p text:style-name="P20"><text:span text:style-name="T37">[</text:span><text:span text:style-name="T46">100% concluído</text:span><text:span text:style-name="T37">] </text:span><text:span text:style-name="T47">TestDome </text:span><text:span text:style-name="T38">| </text:span><text:span text:style-name="T44">Educação a distância</text:span><text:span text:style-name="T38">: </text:span><text:span text:style-name="T30">realizei um treinamento com questões sobre Angular.</text:span></text:p>
      <text:p text:style-name="P20"><text:span text:style-name="T37">[</text:span><text:span text:style-name="T46">100% concluído</text:span><text:span text:style-name="T37">] </text:span><text:span text:style-name="T48">EW IT</text:span><text:span text:style-name="T49"> </text:span><text:span text:style-name="T44">(</text:span><text:span text:style-name="T45">16</text:span><text:span text:style-name="T44"> horas)</text:span><text:span text:style-name="T38"> | </text:span><text:span text:style-name="T44">Educação a distância</text:span><text:span text:style-name="T38">: </text:span><text:span text:style-name="T33">completei o curso de NodeJS.</text:span></text:p>
      <text:p text:style-name="P4"><text:span text:style-name="T78">[</text:span><text:span text:style-name="T93">100% concluído</text:span><text:span text:style-name="T78">] </text:span><text:span text:style-name="T94">FIAP – Nano Courses </text:span><text:span text:style-name="T87">(</text:span><text:span text:style-name="T88">60</text:span><text:span text:style-name="T87"> horas)</text:span><text:span text:style-name="T80"> | </text:span><text:span text:style-name="T87">Educação a distância</text:span><text:span text:style-name="T80">: </text:span><text:span text:style-name="T106">concluí </text:span><text:span text:style-name="T108">o </text:span><text:span text:style-name="T106">curso de </text:span><text:span text:style-name="T108">comunicação e semiótica nos Nano Courses.</text:span></text:p>
      <text:p text:style-name="P4"><text:span text:style-name="T78">[</text:span><text:span text:style-name="T93">100% concluído</text:span><text:span text:style-name="T78">] </text:span><text:span text:style-name="T87">Loiane Groner (28 horas)</text:span><text:span text:style-name="T80"> | </text:span><text:span text:style-name="T87">Educação a distância</text:span><text:span text:style-name="T80">: </text:span><text:span text:style-name="T106">concluí um curso de Angular pela plataforma online da Loiane Groner.</text:span></text:p>
      <text:p text:style-name="P4"><text:span text:style-name="T78">[</text:span><text:span text:style-name="T92">dezembro</text:span><text:span text:style-name="T78"> de </text:span><text:span text:style-name="T92">2020</text:span><text:span text:style-name="T78"> – </text:span><text:span text:style-name="T92">dezembro</text:span><text:span text:style-name="T78"> de </text:span><text:span text:style-name="T92">2020</text:span><text:span text:style-name="T78">] </text:span><text:span text:style-name="T92">Microsoft</text:span><text:span text:style-name="T80"> </text:span><text:span text:style-name="T81">(</text:span><text:span text:style-name="T84">2</text:span><text:span text:style-name="T81"> horas)</text:span><text:span text:style-name="T80"> | Blumenau, Santa Catarina: </text:span><text:span text:style-name="T103">realizei o exame 70-480 da Microsoft na ProWay com perguntas de HTML5, CSS3 e JavaScript, minha pontuação final foi de 909 pontos.</text:span></text:p>
      <text:p text:style-name="P4"><text:soft-page-break/><text:span text:style-name="T80">[</text:span><text:span text:style-name="T85">outubro</text:span><text:span text:style-name="T80"> de </text:span><text:span text:style-name="T84">2020</text:span><text:span text:style-name="T80"> – </text:span><text:span text:style-name="T85">outubro</text:span><text:span text:style-name="T80"> de </text:span><text:span text:style-name="T84">2020</text:span><text:span text:style-name="T80">] </text:span><text:span text:style-name="T85">Apex</text:span><text:span text:style-name="T80"> </text:span><text:span text:style-name="T81">(</text:span><text:span text:style-name="T85">3</text:span><text:span text:style-name="T81"> horas)</text:span><text:span text:style-name="T80"> | Blumenau, Santa Catarina: </text:span><text:span text:style-name="T104">participei de um workshop sobre empreendedorismo.</text:span></text:p>
      <text:p text:style-name="P5"><text:span text:style-name="T80">[</text:span><text:span text:style-name="T85">outubro</text:span><text:span text:style-name="T80"> de </text:span><text:span text:style-name="T84">2020</text:span><text:span text:style-name="T80"> – </text:span><text:span text:style-name="T85">outubro</text:span><text:span text:style-name="T80"> de </text:span><text:span text:style-name="T84">2020</text:span><text:span text:style-name="T80">] </text:span><text:span text:style-name="T85">Apex</text:span><text:span text:style-name="T80"> </text:span><text:span text:style-name="T81">(</text:span><text:span text:style-name="T85">3</text:span><text:span text:style-name="T81"> horas)</text:span><text:span text:style-name="T80"> | Blumenau, Santa Catarina: </text:span><text:span text:style-name="T104">participei de um workshop sobre planejamento de carreira</text:span><text:span text:style-name="T96">.</text:span></text:p>
      <text:p text:style-name="P29"><text:span text:style-name="T17">[</text:span><text:span text:style-name="T24">novembro</text:span><text:span text:style-name="T17"> de 2019 – </text:span><text:span text:style-name="T24">novembro</text:span><text:span text:style-name="T17"> de 2019] </text:span><text:span text:style-name="T24">Front in Floripa</text:span><text:span text:style-name="T17"> </text:span><text:span text:style-name="T22">(</text:span><text:span text:style-name="T25">10</text:span><text:span text:style-name="T22"> horas)</text:span><text:span text:style-name="T17"> | </text:span><text:span text:style-name="T24">Florianópolis</text:span><text:span text:style-name="T17">, Santa Catarina: </text:span><text:span text:style-name="T13">participei do evento Front in Floripa</text:span><text:span text:style-name="T10">.</text:span></text:p>
      <text:p text:style-name="P6"><text:span text:style-name="T78">[janeiro de 2019 – junho de 2019]</text:span><text:span text:style-name="T109"> </text:span><text:span text:style-name="T80">Apex </text:span><text:span text:style-name="T81">(180 horas)</text:span><text:span text:style-name="T80"> | Blumenau, Santa Catarina: </text:span><text:span text:style-name="T97">t</text:span><text:span text:style-name="T96">reinamento de alta performance de desenvolvimento e programação </text:span><text:span text:style-name="T98">f</text:span><text:span text:style-name="T96">ront-end </text:span><text:span text:style-name="T99">usando</text:span><text:span text:style-name="T96"> HTML5, CSS3 </text:span><text:span text:style-name="T100">(SASS e SCSS)</text:span><text:span text:style-name="T96">, JavaScript, TypeScript, testes, Angular 6, ReactJS, VueJS, Git </text:span><text:span text:style-name="T99">e </text:span><text:span text:style-name="T96">GitHub, </text:span><text:span text:style-name="T99">W</text:span><text:span text:style-name="T96">ebpack </text:span><text:span text:style-name="T99">e</text:span><text:span text:style-name="T96"> Gulp.</text:span></text:p>
      <text:p text:style-name="P6"><text:span text:style-name="T78">[dezembro de 2018 - dezembro de 2018]</text:span><text:span text:style-name="T109"> </text:span><text:span text:style-name="T80">Apex </text:span><text:span text:style-name="T81">(16 horas)</text:span><text:span text:style-name="T80"> | Blumenau, Santa Catarina: </text:span><text:span text:style-name="T97">tr</text:span><text:span text:style-name="T96">einamento de alta performance de </text:span><text:span text:style-name="T101">l</text:span><text:span text:style-name="T96">ógica de </text:span><text:span text:style-name="T101">p</text:span><text:span text:style-name="T96">rogramação </text:span><text:span text:style-name="T102">sobre</text:span><text:span text:style-name="T96"> boas práticas, manipulação de textos, criação de objetos, armazenamento de dados em listas e tópicos avançados </text:span><text:span text:style-name="T101">da linguagem</text:span><text:span text:style-name="T96">.</text:span></text:p>
      <text:p text:style-name="P7"><text:span text:style-name="T78">[dezembro de 2018 - dezembro de 2018]</text:span><text:span text:style-name="T109"> </text:span><text:span text:style-name="T80">Apex </text:span><text:span text:style-name="T81">(16 horas)</text:span><text:span text:style-name="T80"> | Blumenau, Santa Catarina: </text:span><text:span text:style-name="T97">t</text:span><text:span text:style-name="T96">reinamento</text:span><text:span text:style-name="T109"> de alta performance de </text:span><text:span text:style-name="T110">b</text:span><text:span text:style-name="T109">anco de </text:span><text:span text:style-name="T110">d</text:span><text:span text:style-name="T109">ados </text:span><text:span text:style-name="T110">sobre</text:span><text:span text:style-name="T109"> </text:span><text:span text:style-name="T117">instalação, configuração, conceitos básicos, comandos para manipulação de tabelas, texto </text:span><text:span text:style-name="T118">e</text:span><text:span text:style-name="T117"> data, operadores, </text:span><text:span text:style-name="T118">funções </text:span><text:span text:style-name="T117">básicas </text:span><text:span text:style-name="T118">e intermediárias</text:span><text:span text:style-name="T117">, normalização de dados, relacionamento entre tabelas, </text:span><text:span text:style-name="T118">unificação de </text:span><text:span text:style-name="T117">tabelas, realização de consultas, criação de views, indexação de tabelas, backup d</text:span><text:span text:style-name="T118">e</text:span><text:span text:style-name="T117"> dados e restaura</text:span><text:span text:style-name="T118">ção</text:span><text:span text:style-name="T117"> </text:span><text:span text:style-name="T118">d</text:span><text:span text:style-name="T117">as informações da base através do backup</text:span><text:span text:style-name="T109">.</text:span></text:p>
      <text:p text:style-name="P8"><text:span text:style-name="T78">[100% concluído]</text:span><text:span text:style-name="T109"> </text:span><text:span text:style-name="T80">Udemy </text:span><text:span text:style-name="T82">(</text:span><text:span text:style-name="T95">54 horas</text:span><text:span text:style-name="T82">)</text:span><text:span text:style-name="T80"> | </text:span><text:span text:style-name="T87">Educação a distância</text:span><text:span text:style-name="T80">:</text:span><text:span text:style-name="T109"> </text:span><text:span text:style-name="T111">t</text:span><text:span text:style-name="T109">reinamento básico de desenvolvimento e programação </text:span><text:span text:style-name="T112">f</text:span><text:span text:style-name="T109">ront-end </text:span><text:span text:style-name="T112">utilizando</text:span><text:span text:style-name="T109"> </text:span><text:span text:style-name="T117">HTML5, CSS3 </text:span><text:span text:style-name="T119">e</text:span><text:span text:style-name="T117"> J</text:span><text:span text:style-name="T119">ava</text:span><text:span text:style-name="T117">S</text:span><text:span text:style-name="T119">cript</text:span><text:span text:style-name="T117"> e</text:span><text:span text:style-name="T119">m cinco</text:span><text:span text:style-name="T117"> </text:span><text:span text:style-name="T119">p</text:span><text:span text:style-name="T117">rojetos.</text:span></text:p>
      <text:p text:style-name="P8"><text:span text:style-name="T78">[100% concluído]</text:span><text:span text:style-name="T109"> </text:span><text:span text:style-name="T80">Udemy </text:span><text:span text:style-name="T83">(10 horas)</text:span><text:span text:style-name="T80"> | </text:span><text:span text:style-name="T87">Educação a distância</text:span><text:span text:style-name="T80">:</text:span><text:span text:style-name="T109"> </text:span><text:span text:style-name="T111">t</text:span><text:span text:style-name="T109">reinamento básico de inglês </text:span><text:span text:style-name="T113">sobre</text:span><text:span text:style-name="T109"> </text:span><text:span text:style-name="T113">metodologia </text:span><text:span text:style-name="T109">para ser fluente.</text:span><text:bookmark text:name="_GoBack"/></text:p>
      <text:p text:style-name="P9"><text:span text:style-name="T78">[setembro de 2018 – fevereiro de 2019]</text:span><text:span text:style-name="T109"> </text:span><text:span text:style-name="T80">Instituto Mix </text:span><text:span text:style-name="T82">(96 horas)</text:span><text:span text:style-name="T80"> | Gaspar, Santa Catarina:</text:span><text:span text:style-name="T109"> </text:span><text:span text:style-name="T97">t</text:span><text:span text:style-name="T96">reinamento</text:span><text:span text:style-name="T109"> básico de </text:span><text:span text:style-name="T114">m</text:span><text:span text:style-name="T109">ontagem e </text:span><text:span text:style-name="T114">m</text:span><text:span text:style-name="T109">anutenção </text:span><text:span text:style-name="T114">de</text:span><text:span text:style-name="T109"> hardware e redes.</text:span></text:p>
      <text:p text:style-name="P9"><text:span text:style-name="T78">[maio de 2017 – outubro de 2018]</text:span><text:span text:style-name="T109"> </text:span><text:span text:style-name="T80">GERAR </text:span><text:span text:style-name="T82">(1280 horas)</text:span><text:span text:style-name="T80"> | Gaspar e Blumenau, Santa Catarina: </text:span><text:span text:style-name="T97">c</text:span><text:span text:style-name="T96">urso</text:span><text:span text:style-name="T115"> de </text:span><text:span text:style-name="T116">a</text:span><text:span text:style-name="T115">dministração como menor aprendiz.</text:span></text:p>
      <text:p text:style-name="P13"/>
      <text:p text:style-name="P16">Experiência:</text:p>
      <text:p text:style-name="P21"><text:span text:style-name="T37">[</text:span><text:span text:style-name="T50">outubro </text:span><text:span text:style-name="T37">de </text:span><text:span text:style-name="T51">202</text:span><text:span text:style-name="T50">1</text:span><text:span text:style-name="T37"> – </text:span><text:span text:style-name="T50">até o momento</text:span><text:span text:style-name="T37">] </text:span><text:span text:style-name="T52">Desenvolvedor front-end</text:span><text:span text:style-name="T37"> | </text:span><text:span text:style-name="T50">Performa_IT</text:span><text:span text:style-name="T37">: </text:span><text:span text:style-name="T61">c</text:span><text:span text:style-name="T59">omo desenvolvedor front-end eu trabalho em ecommerces, sites de crowdfunding e </text:span><text:soft-page-break/><text:span text:style-name="T59">sistemas em geral. Utilizo as tecnologias: React, Angular, AngularJS, NextJS, JavaScript, TypeScript, jQuery, </text:span><text:span text:style-name="T60">Storybook</text:span><text:span text:style-name="T59">, RxJS, HTML, CSS, SASS, Material Design, Bootstrap, Chakra UI, Git, Bitbucket, NPM e Yarn. Dou o meu máximo para entregar com a maior qualidade possível, gerando resultado e fazendo a diferença. Sempre através de trocas de ideias, soluções e revisões de códigos (pull requests), viso ajudar e auxiliar meus colegas de equipe</text:span><text:span text:style-name="T34">.</text:span></text:p>
      <text:p text:style-name="P22"><text:span text:style-name="T37">[</text:span><text:span text:style-name="T51">janeiro</text:span><text:span text:style-name="T37"> de </text:span><text:span text:style-name="T51">2020</text:span><text:span text:style-name="T37"> – </text:span><text:span text:style-name="T50">setembro de 2021</text:span><text:span text:style-name="T37">] </text:span><text:span text:style-name="T52">Desenvolvedor front-end</text:span><text:span text:style-name="T37"> | </text:span><text:span text:style-name="T52">Velow </text:span><text:span text:style-name="T53">Sistemas</text:span><text:span text:style-name="T37">: </text:span><text:span text:style-name="T62">t</text:span><text:span text:style-name="T63">rabalh</text:span><text:span text:style-name="T64">ei </text:span><text:span text:style-name="T63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34">.</text:span></text:p>
      <text:p text:style-name="P10"><text:span text:style-name="T78">[maio de </text:span><text:span text:style-name="T90">2019</text:span><text:span text:style-name="T78"> – </text:span><text:span text:style-name="T89">dezembro de 2019</text:span><text:span text:style-name="T78">] </text:span><text:span text:style-name="T90">Estagiário de programação</text:span><text:span text:style-name="T78"> | </text:span><text:span text:style-name="T90">Velow </text:span><text:span text:style-name="T91">Sistemas</text:span><text:span text:style-name="T78">: </text:span><text:span text:style-name="T97">a</text:span><text:span text:style-name="T96">tuei como estagiário de programação </text:span><text:span text:style-name="T107">no time de front-end</text:span><text:span text:style-name="T96">, </text:span><text:span text:style-name="T107">após isso </text:span><text:span text:style-name="T96">consegui ser efetivado.</text:span></text:p>
      <text:p text:style-name="P23"><text:span text:style-name="T54">[</text:span><text:span text:style-name="T55">novembro</text:span><text:span text:style-name="T54"> de </text:span><text:span text:style-name="T56">201</text:span><text:span text:style-name="T55">8</text:span><text:span text:style-name="T54"> – </text:span><text:span text:style-name="T55">abril</text:span><text:span text:style-name="T57"> de 2019</text:span><text:span text:style-name="T54">] </text:span><text:span text:style-name="T55">Técnico de informática</text:span><text:span text:style-name="T54"> | </text:span><text:span text:style-name="T65">Autônomo</text:span><text:span text:style-name="T54">: </text:span><text:span text:style-name="T35">comecei a fazer manutenção em computadores e atender clientes</text:span><text:span text:style-name="T27">.</text:span></text:p>
      <text:p text:style-name="P11"><text:span text:style-name="T78">[maio de 2017 – outubro de 2018] Auxiliar de TI | Fazzenda Park Hotel: </text:span><text:span text:style-name="T97">e</text:span><text:span text:style-name="T96">u era um menor aprendiz, com 14 anos, tive muitas responsabilidades e ordens de serviço para fazer, ganhei muita experiência na parte de suporte.</text:span></text:p>
      <text:p text:style-name="P17"><text:span text:style-name="T37">[junho de 2016 – janeiro de 2017] </text:span><text:span text:style-name="T58">Locutor</text:span><text:span text:style-name="T37"> | Rádio Sentinela do Vale: </text:span><text:span text:style-name="T36">t</text:span><text:span text:style-name="T27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14</meta:editing-cycles>
    <meta:print-date>2019-02-01T12:54:00</meta:print-date>
    <meta:creation-date>2018-01-13T12:08:00</meta:creation-date>
    <dc:date>2022-11-23T19:36:43.509988287</dc:date>
    <meta:editing-duration>PT10H40M10S</meta:editing-duration>
    <meta:generator>LibreOffice/6.4.7.2$Linux_X86_64 LibreOffice_project/40$Build-2</meta:generator>
    <meta:document-statistic meta:table-count="0" meta:image-count="0" meta:object-count="0" meta:page-count="4" meta:paragraph-count="40" meta:word-count="1098" meta:character-count="7341" meta:non-whitespace-character-count="6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